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665in" loext:contextual-spacing="false"/>
      <style:text-properties style:font-name="Courier New" fo:font-size="12pt" officeooo:paragraph-rsid="001a7bd6" style:font-size-asian="12pt" style:font-name-complex="Courier New" style:font-size-complex="12pt"/>
    </style:style>
    <style:style style:name="P2" style:family="paragraph" style:parent-style-name="Standard">
      <style:paragraph-properties fo:margin-top="0in" fo:margin-bottom="0.1665in" loext:contextual-spacing="false"/>
      <style:text-properties style:font-name="Courier New" fo:font-size="12pt" officeooo:rsid="00614393" officeooo:paragraph-rsid="001ba63d" style:font-size-asian="12pt" style:font-name-complex="Courier New" style:font-size-complex="12pt"/>
    </style:style>
    <style:style style:name="P3" style:family="paragraph" style:parent-style-name="Standard">
      <style:paragraph-properties fo:margin-top="0in" fo:margin-bottom="0.1665in" loext:contextual-spacing="false"/>
      <style:text-properties style:font-name="Courier New" fo:font-size="12pt" officeooo:rsid="00649a9f" officeooo:paragraph-rsid="001ba63d" style:font-size-asian="12pt" style:font-name-complex="Courier New" style:font-size-complex="12pt"/>
    </style:style>
    <style:style style:name="P4" style:family="paragraph" style:parent-style-name="Standard">
      <style:paragraph-properties fo:margin-top="0in" fo:margin-bottom="0.1665in" loext:contextual-spacing="false"/>
      <style:text-properties style:font-name="Courier New" fo:font-size="12pt" officeooo:rsid="00e82c95" officeooo:paragraph-rsid="001ba63d" style:font-size-asian="12pt" style:font-name-complex="Courier New" style:font-size-complex="12pt"/>
    </style:style>
    <style:style style:name="P5" style:family="paragraph" style:parent-style-name="Standard">
      <style:paragraph-properties fo:margin-top="0in" fo:margin-bottom="0.1665in" loext:contextual-spacing="false"/>
      <style:text-properties style:font-name="Courier New" fo:font-size="12pt" officeooo:rsid="00e833d9" officeooo:paragraph-rsid="001ba63d" style:font-size-asian="12pt" style:font-name-complex="Courier New" style:font-size-complex="12pt"/>
    </style:style>
    <style:style style:name="P6" style:family="paragraph" style:parent-style-name="Standard">
      <style:paragraph-properties fo:margin-top="0in" fo:margin-bottom="0.1665in" loext:contextual-spacing="false"/>
      <style:text-properties style:font-name="Courier New" fo:font-size="12pt" officeooo:paragraph-rsid="001ba63d" style:font-size-asian="12pt" style:font-name-complex="Courier New" style:font-size-complex="12pt"/>
    </style:style>
    <style:style style:name="P7" style:family="paragraph" style:parent-style-name="Standard">
      <style:paragraph-properties fo:margin-top="0in" fo:margin-bottom="0.1665in" loext:contextual-spacing="false"/>
      <style:text-properties style:font-name="Courier New" officeooo:paragraph-rsid="001a7bd6" style:font-name-complex="Courier New" style:font-size-complex="12pt"/>
    </style:style>
    <style:style style:name="P8" style:family="paragraph" style:parent-style-name="Standard">
      <style:paragraph-properties fo:margin-top="0in" fo:margin-bottom="0.1665in" loext:contextual-spacing="false"/>
      <style:text-properties officeooo:paragraph-rsid="001a7bd6"/>
    </style:style>
    <style:style style:name="P9" style:family="paragraph" style:parent-style-name="Standard">
      <style:paragraph-properties fo:margin-top="0in" fo:margin-bottom="0.1665in" loext:contextual-spacing="false"/>
      <style:text-properties officeooo:paragraph-rsid="001ba63d"/>
    </style:style>
    <style:style style:name="P10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rsid="02c33c2c" officeooo:paragraph-rsid="001a7bd6" style:font-size-asian="12pt" style:font-name-complex="Courier New" style:font-size-complex="12pt"/>
    </style:style>
    <style:style style:name="P11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paragraph-rsid="001a7bd6" style:font-size-asian="12pt" style:font-name-complex="Courier New" style:font-size-complex="12pt"/>
    </style:style>
    <style:style style:name="P12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rsid="02eb82f0" officeooo:paragraph-rsid="001ba63d" style:font-size-asian="12pt" style:font-name-complex="Courier New" style:font-size-complex="12pt"/>
    </style:style>
    <style:style style:name="P13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rsid="02ed2c6e" officeooo:paragraph-rsid="001ba63d" style:font-size-asian="12pt" style:font-name-complex="Courier New" style:font-size-complex="12pt"/>
    </style:style>
    <style:style style:name="P14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paragraph-rsid="001ba63d" style:font-size-asian="12pt" style:font-name-complex="Courier New" style:font-size-complex="12pt"/>
    </style:style>
    <style:style style:name="P15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style:font-name="Courier New" fo:font-size="12pt" officeooo:paragraph-rsid="001a7bd6" style:font-size-asian="12pt" style:font-name-complex="Courier New" style:font-size-complex="12pt"/>
    </style:style>
    <style:style style:name="P16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style:font-name="Courier New" fo:font-size="12pt" officeooo:paragraph-rsid="001ba63d" style:font-size-asian="12pt" style:font-name-complex="Courier New" style:font-size-complex="12pt"/>
    </style:style>
    <style:style style:name="P17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style:font-name="Courier New" fo:font-size="12pt" officeooo:rsid="00e82c95" officeooo:paragraph-rsid="001ba63d" style:font-size-asian="12pt" style:font-name-complex="Courier New" style:font-size-complex="12pt"/>
    </style:style>
    <style:style style:name="P18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officeooo:paragraph-rsid="001a7bd6"/>
    </style:style>
    <style:style style:name="P19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officeooo:paragraph-rsid="001ba63d"/>
    </style:style>
    <style:style style:name="P20" style:family="paragraph" style:parent-style-name="Heading_20_3">
      <style:paragraph-properties fo:margin-top="0.1665in" fo:margin-bottom="0in" loext:contextual-spacing="false"/>
      <style:text-properties style:font-name="Courier New" officeooo:paragraph-rsid="001ba63d" style:font-name-complex="Courier New" style:font-size-complex="12pt"/>
    </style:style>
    <style:style style:name="P21" style:family="paragraph" style:parent-style-name="Standard">
      <style:paragraph-properties fo:margin-top="0in" fo:margin-bottom="0.1665in" loext:contextual-spacing="false"/>
      <style:text-properties style:font-name="Courier New" fo:font-size="12pt" officeooo:paragraph-rsid="001a7bd6" style:font-size-asian="12pt" style:font-name-complex="Courier New" style:font-size-complex="12pt"/>
    </style:style>
    <style:style style:name="T1" style:family="text">
      <style:text-properties style:font-name="Courier New" fo:font-size="12pt" style:font-size-asian="12pt" style:font-name-complex="Courier New" style:font-size-complex="12pt"/>
    </style:style>
    <style:style style:name="T2" style:family="text">
      <style:text-properties style:font-name="Courier New" fo:font-size="12pt" officeooo:rsid="00b04e84" style:font-size-asian="12pt" style:font-name-complex="Courier New" style:font-size-complex="12pt"/>
    </style:style>
    <style:style style:name="T3" style:family="text">
      <style:text-properties style:font-name="Courier New" fo:font-size="12pt" officeooo:rsid="0034e00e" style:font-size-asian="12pt" style:font-name-complex="Courier New" style:font-size-complex="12pt"/>
    </style:style>
    <style:style style:name="T4" style:family="text">
      <style:text-properties style:font-name="Courier New" fo:font-size="12pt" officeooo:rsid="02c33c2c" style:font-size-asian="12pt" style:font-name-complex="Courier New" style:font-size-complex="12pt"/>
    </style:style>
    <style:style style:name="T5" style:family="text">
      <style:text-properties style:font-name="Courier New" fo:font-size="12pt" officeooo:rsid="03b6113c" style:font-size-asian="12pt" style:font-name-complex="Courier New" style:font-size-complex="12pt"/>
    </style:style>
    <style:style style:name="T6" style:family="text">
      <style:text-properties style:font-name="Courier New" fo:font-size="12pt" officeooo:rsid="033bbc11" style:font-size-asian="12pt" style:font-name-complex="Courier New" style:font-size-complex="12pt"/>
    </style:style>
    <style:style style:name="T7" style:family="text">
      <style:text-properties style:font-name="Courier New" fo:font-size="12pt" officeooo:rsid="02eb82f0" style:font-size-asian="12pt" style:font-name-complex="Courier New" style:font-size-complex="12pt"/>
    </style:style>
    <style:style style:name="T8" style:family="text">
      <style:text-properties style:font-name="Courier New" fo:font-size="12pt" officeooo:rsid="005edf10" style:font-size-asian="12pt" style:font-name-complex="Courier New" style:font-size-complex="12pt"/>
    </style:style>
    <style:style style:name="T9" style:family="text">
      <style:text-properties style:font-name="Courier New" fo:font-size="12pt" officeooo:rsid="005f84b1" style:font-size-asian="12pt" style:font-name-complex="Courier New" style:font-size-complex="12pt"/>
    </style:style>
    <style:style style:name="T10" style:family="text">
      <style:text-properties style:font-name="Courier New" fo:font-size="12pt" officeooo:rsid="00614393" style:font-size-asian="12pt" style:font-name-complex="Courier New" style:font-size-complex="12pt"/>
    </style:style>
    <style:style style:name="T11" style:family="text">
      <style:text-properties style:font-name="Courier New" fo:font-size="12pt" officeooo:rsid="01d445c5" style:font-size-asian="12pt" style:font-name-complex="Courier New" style:font-size-complex="12pt"/>
    </style:style>
    <style:style style:name="T12" style:family="text">
      <style:text-properties style:font-name="Courier New" fo:font-size="12pt" officeooo:rsid="039bb74d" style:font-size-asian="12pt" style:font-name-complex="Courier New" style:font-size-complex="12pt"/>
    </style:style>
    <style:style style:name="T13" style:family="text">
      <style:text-properties style:font-name="Courier New" fo:font-size="12pt" officeooo:rsid="00649a9f" style:font-size-asian="12pt" style:font-name-complex="Courier New" style:font-size-complex="12pt"/>
    </style:style>
    <style:style style:name="T14" style:family="text">
      <style:text-properties style:font-name="Courier New" fo:font-size="12pt" officeooo:rsid="02ed2c6e" style:font-size-asian="12pt" style:font-name-complex="Courier New" style:font-size-complex="12pt"/>
    </style:style>
    <style:style style:name="T15" style:family="text">
      <style:text-properties style:font-name="Courier New" fo:font-size="12pt" officeooo:rsid="01bda825" style:font-size-asian="12pt" style:font-name-complex="Courier New" style:font-size-complex="12pt"/>
    </style:style>
    <style:style style:name="T16" style:family="text">
      <style:text-properties style:font-name="Courier New" fo:font-size="12pt" officeooo:rsid="01d5e1ea" style:font-size-asian="12pt" style:font-name-complex="Courier New" style:font-size-complex="12pt"/>
    </style:style>
    <style:style style:name="T17" style:family="text">
      <style:text-properties style:font-name="Courier New" fo:font-size="12pt" officeooo:rsid="006920ed" style:font-size-asian="12pt" style:font-name-complex="Courier New" style:font-size-complex="12pt"/>
    </style:style>
    <style:style style:name="T18" style:family="text">
      <style:text-properties style:font-name="Courier New" fo:font-size="12pt" officeooo:rsid="02edd256" style:font-size-asian="12pt" style:font-name-complex="Courier New" style:font-size-complex="12pt"/>
    </style:style>
    <style:style style:name="T19" style:family="text">
      <style:text-properties style:font-name="Courier New" fo:font-size="12pt" officeooo:rsid="001c2731" style:font-size-asian="12pt" style:font-name-complex="Courier New" style:font-size-complex="12pt"/>
    </style:style>
    <style:style style:name="T20" style:family="text">
      <style:text-properties fo:font-size="12pt" style:font-size-asian="12pt"/>
    </style:style>
    <style:style style:name="T21" style:family="text">
      <style:text-properties fo:font-size="12pt" officeooo:rsid="02c33c2c" style:font-size-asian="12pt"/>
    </style:style>
    <style:style style:name="T22" style:family="text">
      <style:text-properties officeooo:rsid="02c33c2c"/>
    </style:style>
    <style:style style:name="T23" style:family="text">
      <style:text-properties officeooo:rsid="033c9b86"/>
    </style:style>
    <style:style style:name="T24" style:family="text">
      <style:text-properties officeooo:rsid="005d1056"/>
    </style:style>
    <style:style style:name="T25" style:family="text">
      <style:text-properties officeooo:rsid="02e9ec51"/>
    </style:style>
    <style:style style:name="T26" style:family="text">
      <style:text-properties officeooo:rsid="02eb82f0"/>
    </style:style>
    <style:style style:name="T27" style:family="text">
      <style:text-properties officeooo:rsid="01bda825"/>
    </style:style>
    <style:style style:name="T28" style:family="text">
      <style:text-properties officeooo:rsid="005f84b1"/>
    </style:style>
    <style:style style:name="T29" style:family="text">
      <style:text-properties officeooo:rsid="00649a9f"/>
    </style:style>
    <style:style style:name="T30" style:family="text">
      <style:text-properties officeooo:rsid="00614393"/>
    </style:style>
    <style:style style:name="T31" style:family="text">
      <style:text-properties officeooo:rsid="039bb74d"/>
    </style:style>
    <style:style style:name="T32" style:family="text">
      <style:text-properties officeooo:rsid="02ed2c6e"/>
    </style:style>
    <style:style style:name="T33" style:family="text">
      <style:text-properties officeooo:rsid="00680187"/>
    </style:style>
    <style:style style:name="T34" style:family="text">
      <style:text-properties officeooo:rsid="006920ed"/>
    </style:style>
    <style:style style:name="T35" style:family="text">
      <style:text-properties officeooo:rsid="00e82c9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Lisa sits </text:span><text:span text:style-name="T2">down </text:span><text:span text:style-name="T1">on the bleachers </text:span><text:span text:style-name="T2">by herself</text:span><text:span text:style-name="T1">. </text:span><text:span text:style-name="T3">She looks around to see who is here.</text:span><text:span text:style-name="T1"> </text:span><text:span text:style-name="T4">M</text:span><text:span text:style-name="T5">ark</text:span><text:span text:style-name="T1"> comes over and sits next to Lisa.</text:span></text:p>
      <text:p text:style-name="P10">MARK</text:p>
      <text:p text:style-name="P15">Why aren’t you out there dancing?</text:p>
      <text:p text:style-name="P8"><text:span text:style-name="T1">Lisa </text:span><text:span text:style-name="T3">nods toward</text:span><text:span text:style-name="T1"> Luke.</text:span></text:p>
      <text:p text:style-name="P1">Luke hangs out with his Friends.</text:p>
      <text:p text:style-name="P10">MARK</text:p>
      <text:p text:style-name="P15">You could dance with me.</text:p>
      <text:p text:style-name="P11">LISA</text:p>
      <text:p text:style-name="P15">Where’s your date?</text:p>
      <text:p text:style-name="P10">MARK</text:p>
      <text:p text:style-name="P15">Nancy’s out there taking <text:span text:style-name="T22">pictures for the yearbook</text:span>. We came just as friends.</text:p>
      <text:p text:style-name="P11">LISA</text:p>
      <text:p text:style-name="P15">Yeah, well when I asked Luke, he insisted that we go as “just friends.” But what he really meant is that he wanted to go to the dance. Just, not with me. </text:p>
      <text:p text:style-name="P8"><text:span text:style-name="T6">Lisa looks over at</text:span><text:span text:style-name="T3"> </text:span><text:span text:style-name="T1">Luke. </text:span><text:span text:style-name="T6">He</text:span><text:span text:style-name="T1">’s dancing with one of </text:span><text:span text:style-name="T19">the Michelles</text:span><text:span text:style-name="T1">.</text:span></text:p>
      <text:p text:style-name="P11">LISA</text:p>
      <text:p text:style-name="P15">He’s been avoiding me for the past two weeks. I wasn’t even sure if we were still going until he got in my dad’s car this evening.</text:p>
      <text:p text:style-name="P10">MARK</text:p>
      <text:p text:style-name="P15">Maybe he’s not interested in girls.</text:p>
      <text:p text:style-name="P11">LISA</text:p>
      <text:p text:style-name="P15">I wasn’t imagining he’d kiss me. That would be like kissing one of my cousins. </text:p>
      <text:p text:style-name="P10">MARK</text:p>
      <text:p text:style-name="P15">Then why did you ask him to the morp?</text:p>
      <text:p text:style-name="P11">LISA</text:p>
      <text:p text:style-name="P18"><text:span text:style-name="T1">He always </text:span><text:span text:style-name="T3">says</text:span><text:span text:style-name="T1"> the most interesting things in class. </text:span></text:p>
      <text:p text:style-name="P1">Lisa looks at Jeff hanging around with his Friends.</text:p>
      <text:p text:style-name="P1">Jeff is looking at Lisa, looks away and nervously <text:span text:style-name="T23">whispers</text:span> to Dan.</text:p>
      <text:p text:style-name="P11">LISA</text:p>
      <text:p text:style-name="P15">I should’ve asked someone else.</text:p>
      <text:p text:style-name="P1"><text:span text:style-name="T22">Mark</text:span> stands, takes Lisa’s hand. Lisa gets up.</text:p>
      <text:p text:style-name="P7"><text:span text:style-name="T20">They dance to a fast song. Lisa smiles. </text:span><text:span text:style-name="T21">Mark</text:span><text:span text:style-name="T20"> does a funny dance move, they laugh. Lisa gets into the song. They’re having fun.</text:span></text:p>
      <text:p text:style-name="P1"><text:soft-page-break/></text:p>
      <text:h text:style-name="P20" text:outline-level="3">INT. GYM</text:h>
      <text:p text:style-name="P6">Shot of <text:span text:style-name="T24">a few couple</text:span>s slow dancing, most of the kids are hanging around on the bleachers. </text:p>
      <text:p text:style-name="P6">Lisa and <text:span text:style-name="T25">Mark</text:span> slow dance. </text:p>
      <text:p text:style-name="P6">Jeff, Dan, and Friends yell, punch each other. Jeff sees Lisa and <text:span text:style-name="T26">Mark</text:span>, <text:span text:style-name="T24">suddenly </text:span>stops <text:span text:style-name="T24">and stares for a moment</text:span>, <text:span text:style-name="T24">gets punched,</text:span> <text:span text:style-name="T24">then</text:span> looks away. <text:span text:style-name="T24">He stops goofing around and</text:span> withdraws from <text:span text:style-name="T24">F</text:span>riends. </text:p>
      <text:p text:style-name="P9"><text:span text:style-name="T1">Lisa’s arms rest against </text:span><text:span text:style-name="T7">Mark</text:span><text:span text:style-name="T8">'</text:span><text:span text:style-name="T1">s chest. Lisa </text:span><text:span text:style-name="T8">notices </text:span><text:span text:style-name="T9">something in his chest and</text:span><text:span text:style-name="T1"> puts her hand </text:span><text:span text:style-name="T9">on it for a scientific examination</text:span><text:span text:style-name="T1">.</text:span></text:p>
      <text:p text:style-name="P14">LISA <text:s/></text:p>
      <text:p text:style-name="P16"><text:span text:style-name="T27">I can really feel y</text:span>our heart beat.</text:p>
      <text:p text:style-name="P6"><text:span text:style-name="T28">She examines some more</text:span>.</text:p>
      <text:p text:style-name="P14">LISA <text:s/></text:p>
      <text:p text:style-name="P16"><text:span text:style-name="T27">I</text:span>s it always this <text:span text:style-name="T27">fast</text:span>?</text:p>
      <text:p text:style-name="P6"><text:span text:style-name="T26">Mark</text:span> feels his own heartbeat.</text:p>
      <text:p text:style-name="P12">MARK</text:p>
      <text:p text:style-name="P16">Not always.</text:p>
      <text:p text:style-name="P14">LISA <text:s/></text:p>
      <text:p text:style-name="P16">Is it OK if I listen to your heartbeat?</text:p>
      <text:p text:style-name="P12">MARK</text:p>
      <text:p text:style-name="P16"><text:span text:style-name="T28">Sure</text:span>.</text:p>
      <text:p text:style-name="P9"><text:span text:style-name="T9">Lisa</text:span><text:span text:style-name="T1"> place</text:span><text:span text:style-name="T9">s her</text:span><text:span text:style-name="T1"> ear against his chest while </text:span><text:span text:style-name="T9">they</text:span><text:span text:style-name="T1"> dance. </text:span><text:span text:style-name="T10">Her eyes are open – this is a scientific activity.</text:span><text:span text:style-name="T1"> </text:span></text:p>
      <text:p text:style-name="P9"><text:span text:style-name="T1">Dan </text:span><text:span text:style-name="T10">notices Jeff is withdrawn, looks toward whatever Jeff is watching. Dan</text:span><text:span text:style-name="T1"> sees Lisa and </text:span><text:span text:style-name="T7">Mark</text:span><text:span text:style-name="T1">, stops messing with friends and stares. </text:span><text:span text:style-name="T10">He goes over to </text:span><text:span text:style-name="T1">Jeff. </text:span><text:span text:style-name="T10">Their friends walk into the gym lobby, but the </text:span><text:span text:style-name="T11">Nostram</text:span><text:span text:style-name="T10">s stand in the middle of the floor</text:span><text:span text:style-name="T1"> </text:span><text:span text:style-name="T10">by themselves </text:span><text:span text:style-name="T1">star</text:span><text:span text:style-name="T10">ing</text:span><text:span text:style-name="T1">. </text:span></text:p>
      <text:p text:style-name="P9"><text:span text:style-name="T7">Mark</text:span><text:span text:style-name="T1"> h</text:span><text:span text:style-name="T9">o</text:span><text:span text:style-name="T1">ld</text:span><text:span text:style-name="T9">s </text:span><text:span text:style-name="T10">Lisa</text:span><text:span text:style-name="T1"> close</text:span><text:span text:style-name="T9">r</text:span><text:span text:style-name="T1"> and stroke</text:span><text:span text:style-name="T9">s her</text:span><text:span text:style-name="T1"> hair. He rest</text:span><text:span text:style-name="T9">s</text:span><text:span text:style-name="T1"> his cheek on </text:span><text:span text:style-name="T9">her</text:span><text:span text:style-name="T1"> head, closes his eyes.</text:span></text:p>
      <text:p text:style-name="P2">Jeff's shoulders drop. Dan puts his arm around Jeff. The<text:span text:style-name="T29">y</text:span> continue to watch Lisa.</text:p>
      <text:p text:style-name="P6"><text:span text:style-name="T30">Marnie sits on the</text:span> bleachers <text:span text:style-name="T30">with Kelly and Luke. Marnie notices</text:span> Lisa and <text:span text:style-name="T26">Mark</text:span>.</text:p>
      <text:p text:style-name="P9"><text:span text:style-name="T12">Marnie</text:span><text:span text:style-name="T13">'s POV: </text:span><text:span text:style-name="T14">Mark</text:span><text:span text:style-name="T1"> strok</text:span><text:span text:style-name="T14">es</text:span><text:span text:style-name="T1"> </text:span><text:span text:style-name="T14">Lisa's</text:span><text:span text:style-name="T1"> hair </text:span><text:span text:style-name="T14">again</text:span><text:span text:style-name="T1">. Jeff and Dan </text:span><text:span text:style-name="T13">still</text:span><text:span text:style-name="T1"> stand alone </text:span><text:span text:style-name="T13">in the background</text:span><text:span text:style-name="T1"> staring, </text:span><text:span text:style-name="T13">but they're out of focus</text:span><text:span text:style-name="T1">.</text:span></text:p>
      <text:p text:style-name="P3"><text:soft-page-break/><text:span text:style-name="T31">Marnie</text:span> gets <text:span text:style-name="T31">Kelly</text:span>'s attention, points to Lisa and <text:span text:style-name="T32">Mark</text:span>. <text:span text:style-name="T31">Kelly</text:span> turns to watch them.</text:p>
      <text:p text:style-name="P14">LISA</text:p>
      <text:p text:style-name="P19"><text:span text:style-name="T15">Now y</text:span><text:span text:style-name="T1">ou’re breathing </text:span><text:span text:style-name="T15">fast</text:span><text:span text:style-name="T1">. Are you feeling OK?</text:span></text:p>
      <text:p text:style-name="P6"><text:span text:style-name="T32">Mark</text:span> puts some distance between them.</text:p>
      <text:p text:style-name="P13">MARK</text:p>
      <text:p text:style-name="P16">I’m fine!</text:p>
      <text:p text:style-name="P6">Lisa <text:span text:style-name="T29">is taken aback, stops her scientific analysis</text:span>.</text:p>
      <text:p text:style-name="P6"><text:span text:style-name="T33">Kelly </text:span>notice<text:span text:style-name="T33">s</text:span> Jeff and Dan. <text:span text:style-name="T32">She points them out to Luke.</text:span></text:p>
      <text:p text:style-name="P13">MARK</text:p>
      <text:p text:style-name="P16">Isn’t your heart beating hard?</text:p>
      <text:p text:style-name="P6">Lisa places her hand on her chest. </text:p>
      <text:p text:style-name="P14">LISA</text:p>
      <text:p text:style-name="P16"><text:span text:style-name="T34">No. Just</text:span> normal. </text:p>
      <text:p text:style-name="P9"><text:span text:style-name="T1">Lisa puts </text:span><text:span text:style-name="T14">Mark</text:span><text:span text:style-name="T16">'</text:span><text:span text:style-name="T1">s hand on her heart. </text:span><text:span text:style-name="T14">Mark</text:span><text:span text:style-name="T1"> </text:span><text:span text:style-name="T17">is startled</text:span><text:span text:style-name="T1">.</text:span></text:p>
      <text:p text:style-name="P14">LISA</text:p>
      <text:p text:style-name="P17">See. Normal.</text:p>
      <text:p text:style-name="P4">From Jeff's POV, it looks like a meaningful moment instead of a scientific analysis. </text:p>
      <text:p text:style-name="P9"><text:span text:style-name="T1">Jeff looks away, crushed. Dan notices </text:span><text:span text:style-name="T12">Luke staring</text:span><text:span text:style-name="T1">.</text:span></text:p>
      <text:p text:style-name="P5">Lisa moves <text:span text:style-name="T32">Mark</text:span>'s and her hand off her heart.</text:p>
      <text:p text:style-name="P14">LISA</text:p>
      <text:p text:style-name="P16"><text:span text:style-name="T35">Do</text:span> you <text:span text:style-name="T35">want</text:span> to <text:span text:style-name="T35">hear</text:span> my heartbeat?</text:p>
      <text:p text:style-name="P6"><text:span text:style-name="T32">Mark</text:span> laughs nervously. </text:p>
      <text:p text:style-name="P13">MARK</text:p>
      <text:p text:style-name="P16">Uh, no. That’s OK.</text:p>
      <text:p text:style-name="P14">LISA</text:p>
      <text:p text:style-name="P16">I guess that would look weird. Maybe later. When no one’s looking.</text:p>
      <text:p text:style-name="P9"><text:span text:style-name="T18">Mark</text:span><text:span text:style-name="T1"> </text:span><text:span text:style-name="T17">is shocked</text:span><text:span text:style-name="T1">. </text:span><text:span text:style-name="T17">What is she suggesting?</text:span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next-style-name="Standard" style:default-outline-level="2" style:class="text">
      <style:paragraph-properties fo:orphans="2" fo:widows="2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_20_3" style:display-name="Heading 3" style:family="paragraph" style:next-style-name="Standard" style:default-outline-level="3" style:class="text">
      <style:paragraph-properties fo:orphans="2" fo:widows="2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3854in" fo:margin-bottom="0.3646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7T15:47:02.804619759</meta:creation-date>
    <dc:date>2018-02-13T15:51:16.026230382</dc:date>
    <meta:editing-duration>PT3H42M55S</meta:editing-duration>
    <meta:editing-cycles>13</meta:editing-cycles>
    <meta:generator>LibreOffice/5.1.6.2$Linux_X86_64 LibreOffice_project/10m0$Build-2</meta:generator>
    <meta:document-statistic meta:table-count="0" meta:image-count="0" meta:object-count="0" meta:page-count="3" meta:paragraph-count="80" meta:word-count="639" meta:character-count="3454" meta:non-whitespace-character-count="2876"/>
  </office:meta>
</office:document-meta>
</file>